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3000003BEA6A569633F8AF9E3.png" manifest:media-type="image/png"/>
  <manifest:file-entry manifest:full-path="Pictures/1000000100000463000003BEA062C0E287A9FB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4.805cm" svg:y="-2cm" svg:width="20.001cm" svg:height="17.06cm" draw:z-index="0"><draw:image xlink:href="Pictures/1000000100000463000003BEA062C0E287A9FBB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0.688cm" svg:y="-0.903cm" svg:width="17cm" svg:height="14.501cm" draw:z-index="1"><draw:image xlink:href="Pictures/1000000100000463000003BEA6A569633F8AF9E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5:28:11.987373315</meta:creation-date>
    <dc:date>2023-11-21T15:30:54.413145508</dc:date>
    <meta:editing-duration>PT2M43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7.3.7.2$Linux_X86_64 LibreOffice_project/30$Build-2</meta:generator>
  </office:meta>
</office:document-meta>
</file>